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27.15mm"/>
    </style:style>
    <style:style style:name="co5" style:family="table-column">
      <style:table-column-properties fo:break-before="auto" style:column-width="25.15mm"/>
    </style:style>
    <style:style style:name="co6" style:family="table-column">
      <style:table-column-properties fo:break-before="auto" style:column-width="24.15mm"/>
    </style:style>
    <style:style style:name="co7" style:family="table-column">
      <style:table-column-properties fo:break-before="auto" style:column-width="30.13mm"/>
    </style:style>
    <style:style style:name="co8" style:family="table-column">
      <style:table-column-properties fo:break-before="auto" style:column-width="31.13mm"/>
    </style:style>
    <style:style style:name="co9" style:family="table-column">
      <style:table-column-properties fo:break-before="auto" style:column-width="1.98mm"/>
    </style:style>
    <style:style style:name="co10" style:family="table-column">
      <style:table-column-properties fo:break-before="auto" style:column-width="5.22mm"/>
    </style:style>
    <style:style style:name="co11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7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20"/>
        <table:table-column table:style-name="co4" table:default-cell-style-name="ce28"/>
        <table:table-column table:style-name="co5" table:default-cell-style-name="ce28"/>
        <table:table-column table:style-name="co6" table:number-columns-repeated="4" table:default-cell-style-name="ce28"/>
        <table:table-column table:style-name="co5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number-columns-repeated="243" table:default-cell-style-name="ce28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10-10 民營電廠發電燃料耗用量</text:p>
          </table:table-cell>
          <table:covered-table-cell table:number-columns-repeated="11" table:style-name="ce9"/>
          <table:table-cell table:style-name="ce38" table:number-columns-repeated="1012"/>
        </table:table-row>
        <table:table-row table:style-name="ro2">
          <table:table-cell table:style-name="ce2"/>
          <table:table-cell table:style-name="ce10"/>
          <table:table-cell table:style-name="ce16"/>
          <table:table-cell table:style-name="ce21"/>
          <table:table-cell table:style-name="ce16" table:number-columns-repeated="8"/>
          <table:table-cell table:style-name="ce39" table:number-columns-repeated="1012"/>
        </table:table-row>
        <table:table-row table:style-name="ro2">
          <table:table-cell table:style-name="ce3" office:value-type="string" calcext:value-type="string" table:number-columns-spanned="3" table:number-rows-spanned="3">
            <text:p>年　　　　　　月</text:p>
          </table:table-cell>
          <table:covered-table-cell table:number-columns-repeated="2" table:style-name="ce11"/>
          <table:table-cell table:style-name="ce22" office:value-type="string" calcext:value-type="string" table:number-columns-spanned="1" table:number-rows-spanned="3">
            <text:p>合計</text:p>
            <text:p>(公秉油當量)</text:p>
          </table:table-cell>
          <table:table-cell table:style-name="ce29" office:value-type="string" calcext:value-type="string" table:number-columns-spanned="3" table:number-rows-spanned="1">
            <text:p>煤炭 (公噸)</text:p>
          </table:table-cell>
          <table:covered-table-cell table:number-columns-repeated="2" table:style-name="ce29"/>
          <table:table-cell table:style-name="ce22" office:value-type="string" calcext:value-type="string" table:number-columns-spanned="1" table:number-rows-spanned="3">
            <text:p>柴油</text:p>
            <text:p>(公秉)</text:p>
          </table:table-cell>
          <table:table-cell table:style-name="ce22" office:value-type="string" calcext:value-type="string" table:number-columns-spanned="1" table:number-rows-spanned="3">
            <text:p>燃料油</text:p>
            <text:p>(公秉)</text:p>
          </table:table-cell>
          <table:table-cell table:style-name="ce22" office:value-type="string" calcext:value-type="string" table:number-columns-spanned="1" table:number-rows-spanned="3">
            <text:p>(自產)天然氣</text:p>
            <text:p>(千立方公尺)</text:p>
            <text:p>NG(1)</text:p>
          </table:table-cell>
          <table:table-cell table:style-name="ce22" office:value-type="string" calcext:value-type="string" table:number-columns-spanned="1" table:number-rows-spanned="3">
            <text:p>(進口)液化天然氣</text:p>
            <text:p>(千立方公尺)</text:p>
            <text:p>NG(2)</text:p>
          </table:table-cell>
          <table:table-cell table:style-name="ce22" office:value-type="string" calcext:value-type="string" table:number-columns-spanned="1" table:number-rows-spanned="3">
            <text:p>平均燃料耗用量</text:p>
            <text:p>(公升油當量／度)</text:p>
          </table:table-cell>
          <table:table-cell table:style-name="ce39" table:number-columns-repeated="1012"/>
        </table:table-row>
        <table:table-row table:style-name="ro2">
          <table:covered-table-cell table:style-name="ce4"/>
          <table:covered-table-cell table:number-columns-repeated="2" table:style-name="ce12"/>
          <table:covered-table-cell table:style-name="ce23"/>
          <table:table-cell table:style-name="ce30" office:value-type="string" calcext:value-type="string" table:number-columns-spanned="1" table:number-rows-spanned="2">
            <text:p>小計</text:p>
          </table:table-cell>
          <table:table-cell table:style-name="ce30" office:value-type="string" calcext:value-type="string" table:number-columns-spanned="1" table:number-rows-spanned="2">
            <text:p>煙煤-燃料煤</text:p>
          </table:table-cell>
          <table:table-cell table:style-name="ce30" office:value-type="string" calcext:value-type="string" table:number-columns-spanned="1" table:number-rows-spanned="2">
            <text:p>亞煙煤</text:p>
          </table:table-cell>
          <table:covered-table-cell table:number-columns-repeated="5" table:style-name="ce34"/>
          <table:table-cell table:style-name="ce39" table:number-columns-repeated="1012"/>
        </table:table-row>
        <table:table-row table:style-name="ro2">
          <table:covered-table-cell table:style-name="ce4"/>
          <table:covered-table-cell table:number-columns-repeated="2" table:style-name="ce12"/>
          <table:covered-table-cell table:style-name="ce23"/>
          <table:covered-table-cell table:number-columns-repeated="8" table:style-name="ce30"/>
          <table:table-cell table:style-name="ce39" table:number-columns-repeated="1012"/>
        </table:table-row>
        <table:table-row table:style-name="ro3">
          <table:table-cell table:style-name="ce5" office:value-type="string" calcext:value-type="string">
            <text:p>民國 91年</text:p>
          </table:table-cell>
          <table:table-cell table:style-name="ce13"/>
          <table:table-cell table:style-name="ce17"/>
          <table:table-cell table:style-name="ce24" office:value-type="float" office:value="4870546.16666667" calcext:value-type="float">
            <text:p><text:s/>4,870,546 <text:s/></text:p>
          </table:table-cell>
          <table:table-cell table:number-columns-repeated="2" table:style-name="ce31" office:value-type="float" office:value="6192507" calcext:value-type="float">
            <text:p><text:s/>6,192,507 <text:s/></text:p>
          </table:table-cell>
          <table:table-cell table:style-name="ce31" office:value-type="float" office:value="0" calcext:value-type="float">
            <text:p>- <text:s/></text:p>
          </table:table-cell>
          <table:table-cell table:style-name="ce31" office:value-type="float" office:value="18798" calcext:value-type="float">
            <text:p><text:s/>18,798 <text:s/></text:p>
          </table:table-cell>
          <table:table-cell table:style-name="ce31" office:value-type="float" office:value="6709" calcext:value-type="float">
            <text:p><text:s/>6,709 <text:s/></text:p>
          </table:table-cell>
          <table:table-cell table:style-name="ce31" office:value-type="float" office:value="0" calcext:value-type="float">
            <text:p>- <text:s/></text:p>
          </table:table-cell>
          <table:table-cell table:style-name="ce31" office:value-type="float" office:value="923924" calcext:value-type="float">
            <text:p><text:s/>923,924 <text:s/></text:p>
          </table:table-cell>
          <table:table-cell table:style-name="ce35" office:value-type="float" office:value="0.216796" calcext:value-type="float">
            <text:p><text:s/>0.2168 <text:s/>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民國 92年</text:p>
          </table:table-cell>
          <table:table-cell table:style-name="ce14"/>
          <table:table-cell table:style-name="ce18"/>
          <table:table-cell table:style-name="ce25" office:value-type="float" office:value="5981037.4" calcext:value-type="float">
            <text:p><text:s/>5,981,037 <text:s/></text:p>
          </table:table-cell>
          <table:table-cell table:number-columns-repeated="2" table:style-name="ce32" office:value-type="float" office:value="7800504" calcext:value-type="float">
            <text:p><text:s/>7,800,504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13913" calcext:value-type="float">
            <text:p><text:s/>13,913 <text:s/></text:p>
          </table:table-cell>
          <table:table-cell table:style-name="ce32" office:value-type="float" office:value="4781" calcext:value-type="float">
            <text:p><text:s/>4,781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1022633" calcext:value-type="float">
            <text:p><text:s/>1,022,633 <text:s/></text:p>
          </table:table-cell>
          <table:table-cell table:style-name="ce36" office:value-type="float" office:value="0.209915" calcext:value-type="float">
            <text:p><text:s/>0.2099 <text:s/>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民國 93年</text:p>
          </table:table-cell>
          <table:table-cell table:style-name="ce14"/>
          <table:table-cell table:style-name="ce18"/>
          <table:table-cell table:style-name="ce25" office:value-type="float" office:value="7321601.33333333" calcext:value-type="float">
            <text:p><text:s/>7,321,601 <text:s/></text:p>
          </table:table-cell>
          <table:table-cell table:number-columns-repeated="2" table:style-name="ce32" office:value-type="float" office:value="7465574" calcext:value-type="float">
            <text:p><text:s/>7,465,574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8473" calcext:value-type="float">
            <text:p><text:s/>8,473 <text:s/></text:p>
          </table:table-cell>
          <table:table-cell table:style-name="ce32" office:value-type="float" office:value="4970" calcext:value-type="float">
            <text:p><text:s/>4,970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580195" calcext:value-type="float">
            <text:p><text:s/>2,580,195 <text:s/></text:p>
          </table:table-cell>
          <table:table-cell table:style-name="ce36" office:value-type="float" office:value="0.206952" calcext:value-type="float">
            <text:p><text:s/>0.2070 <text:s/>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民國 94年</text:p>
          </table:table-cell>
          <table:table-cell table:style-name="ce14"/>
          <table:table-cell table:style-name="ce18"/>
          <table:table-cell table:style-name="ce25" office:value-type="float" office:value="7753543.63333333" calcext:value-type="float">
            <text:p><text:s/>7,753,544 <text:s/></text:p>
          </table:table-cell>
          <table:table-cell table:number-columns-repeated="2" table:style-name="ce32" office:value-type="float" office:value="7817845" calcext:value-type="float">
            <text:p><text:s/>7,817,845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10130" calcext:value-type="float">
            <text:p><text:s/>10,130 <text:s/></text:p>
          </table:table-cell>
          <table:table-cell table:style-name="ce32" office:value-type="float" office:value="5267" calcext:value-type="float">
            <text:p><text:s/>5,267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787169" calcext:value-type="float">
            <text:p><text:s/>2,787,169 <text:s/></text:p>
          </table:table-cell>
          <table:table-cell table:style-name="ce36" office:value-type="float" office:value="0.206647" calcext:value-type="float">
            <text:p><text:s/>0.2066 <text:s/>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民國 95年</text:p>
          </table:table-cell>
          <table:table-cell table:style-name="ce14"/>
          <table:table-cell table:style-name="ce18"/>
          <table:table-cell table:style-name="ce25" office:value-type="float" office:value="7706601.76666667" calcext:value-type="float">
            <text:p><text:s/>7,706,602 <text:s/></text:p>
          </table:table-cell>
          <table:table-cell table:number-columns-repeated="2" table:style-name="ce32" office:value-type="float" office:value="8015271" calcext:value-type="float">
            <text:p><text:s/>8,015,271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6280" calcext:value-type="float">
            <text:p><text:s/>6,280 <text:s/></text:p>
          </table:table-cell>
          <table:table-cell table:style-name="ce32" office:value-type="float" office:value="3947" calcext:value-type="float">
            <text:p><text:s/>3,947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620192" calcext:value-type="float">
            <text:p><text:s/>2,620,192 <text:s/></text:p>
          </table:table-cell>
          <table:table-cell table:style-name="ce36" office:value-type="float" office:value="0.208988" calcext:value-type="float">
            <text:p><text:s/>0.2090 <text:s/>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民國 96年</text:p>
          </table:table-cell>
          <table:table-cell table:style-name="ce14"/>
          <table:table-cell table:style-name="ce18"/>
          <table:table-cell table:style-name="ce25" office:value-type="float" office:value="7857610.4" calcext:value-type="float">
            <text:p><text:s/>7,857,610 <text:s/></text:p>
          </table:table-cell>
          <table:table-cell table:number-columns-repeated="2" table:style-name="ce32" office:value-type="float" office:value="8121170" calcext:value-type="float">
            <text:p><text:s/>8,121,170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9752" calcext:value-type="float">
            <text:p><text:s/>9,752 <text:s/></text:p>
          </table:table-cell>
          <table:table-cell table:style-name="ce32" office:value-type="float" office:value="3223" calcext:value-type="float">
            <text:p><text:s/>3,223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701663" calcext:value-type="float">
            <text:p><text:s/>2,701,663 <text:s/></text:p>
          </table:table-cell>
          <table:table-cell table:style-name="ce36" office:value-type="float" office:value="0.210124" calcext:value-type="float">
            <text:p><text:s/>0.2101 <text:s/>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民國 97年</text:p>
          </table:table-cell>
          <table:table-cell table:style-name="ce14"/>
          <table:table-cell table:style-name="ce18"/>
          <table:table-cell table:style-name="ce25" office:value-type="float" office:value="7914230.23333333" calcext:value-type="float">
            <text:p><text:s/>7,914,230 <text:s/></text:p>
          </table:table-cell>
          <table:table-cell table:number-columns-repeated="2" table:style-name="ce32" office:value-type="float" office:value="7928491" calcext:value-type="float">
            <text:p><text:s/>7,928,491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7010" calcext:value-type="float">
            <text:p><text:s/>7,010 <text:s/></text:p>
          </table:table-cell>
          <table:table-cell table:style-name="ce32" office:value-type="float" office:value="3944" calcext:value-type="float">
            <text:p><text:s/>3,944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882103" calcext:value-type="float">
            <text:p><text:s/>2,882,103 <text:s/></text:p>
          </table:table-cell>
          <table:table-cell table:style-name="ce36" office:value-type="float" office:value="0.216945" calcext:value-type="float">
            <text:p><text:s/>0.2169 <text:s/>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民國 98年</text:p>
          </table:table-cell>
          <table:table-cell table:style-name="ce14"/>
          <table:table-cell table:style-name="ce18"/>
          <table:table-cell table:style-name="ce25" office:value-type="float" office:value="8343164.1" calcext:value-type="float">
            <text:p><text:s/>8,343,164 <text:s/></text:p>
          </table:table-cell>
          <table:table-cell table:number-columns-repeated="2" table:style-name="ce32" office:value-type="float" office:value="8641901" calcext:value-type="float">
            <text:p><text:s/>8,641,901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487" calcext:value-type="float">
            <text:p><text:s/>4,487 <text:s/></text:p>
          </table:table-cell>
          <table:table-cell table:style-name="ce32" office:value-type="float" office:value="1354" calcext:value-type="float">
            <text:p><text:s/>1,354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864328" calcext:value-type="float">
            <text:p><text:s/>2,864,328 <text:s/></text:p>
          </table:table-cell>
          <table:table-cell table:style-name="ce36" office:value-type="float" office:value="0.210585" calcext:value-type="float">
            <text:p><text:s/>0.2106 <text:s/>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民國 99年</text:p>
          </table:table-cell>
          <table:table-cell table:style-name="ce14"/>
          <table:table-cell table:style-name="ce18"/>
          <table:table-cell table:style-name="ce25" office:value-type="float" office:value="8538598.03333333" calcext:value-type="float">
            <text:p><text:s/>8,538,598 <text:s/></text:p>
          </table:table-cell>
          <table:table-cell table:number-columns-repeated="2" table:style-name="ce32" office:value-type="float" office:value="8698569" calcext:value-type="float">
            <text:p><text:s/>8,698,569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826" calcext:value-type="float">
            <text:p><text:s/>3,826 <text:s/></text:p>
          </table:table-cell>
          <table:table-cell table:style-name="ce32" office:value-type="float" office:value="2976" calcext:value-type="float">
            <text:p><text:s/>2,976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022759" calcext:value-type="float">
            <text:p><text:s/>3,022,759 <text:s/></text:p>
          </table:table-cell>
          <table:table-cell table:style-name="ce36" office:value-type="float" office:value="0.209273" calcext:value-type="float">
            <text:p><text:s/>0.2093 <text:s/>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民國100年</text:p>
          </table:table-cell>
          <table:table-cell table:style-name="ce14"/>
          <table:table-cell table:style-name="ce18"/>
          <table:table-cell table:style-name="ce25" office:value-type="float" office:value="8660628.8" calcext:value-type="float">
            <text:p><text:s/>8,660,629 <text:s/></text:p>
          </table:table-cell>
          <table:table-cell table:number-columns-repeated="2" table:style-name="ce32" office:value-type="float" office:value="8410852" calcext:value-type="float">
            <text:p><text:s/>8,410,852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438" calcext:value-type="float">
            <text:p><text:s/>4,438 <text:s/></text:p>
          </table:table-cell>
          <table:table-cell table:style-name="ce32" office:value-type="float" office:value="2411" calcext:value-type="float">
            <text:p><text:s/>2,411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327042" calcext:value-type="float">
            <text:p><text:s/>3,327,042 <text:s/></text:p>
          </table:table-cell>
          <table:table-cell table:style-name="ce36" office:value-type="float" office:value="0.208787" calcext:value-type="float">
            <text:p><text:s/>0.2088 <text:s/>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民國101年</text:p>
          </table:table-cell>
          <table:table-cell table:style-name="ce14"/>
          <table:table-cell table:style-name="ce18"/>
          <table:table-cell table:style-name="ce25" office:value-type="float" office:value="8236950.26666667" calcext:value-type="float">
            <text:p><text:s/>8,236,950 <text:s/></text:p>
          </table:table-cell>
          <table:table-cell table:number-columns-repeated="2" table:style-name="ce32" office:value-type="float" office:value="8535344" calcext:value-type="float">
            <text:p><text:s/>8,535,344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5055" calcext:value-type="float">
            <text:p><text:s/>5,055 <text:s/></text:p>
          </table:table-cell>
          <table:table-cell table:style-name="ce32" office:value-type="float" office:value="2631" calcext:value-type="float">
            <text:p><text:s/>2,631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823708" calcext:value-type="float">
            <text:p><text:s/>2,823,708 <text:s/></text:p>
          </table:table-cell>
          <table:table-cell table:style-name="ce36" office:value-type="float" office:value="0.209944" calcext:value-type="float">
            <text:p><text:s/>0.2099 <text:s/>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民國102年</text:p>
          </table:table-cell>
          <table:table-cell table:style-name="ce14"/>
          <table:table-cell table:style-name="ce18"/>
          <table:table-cell table:style-name="ce25" office:value-type="float" office:value="8257476.4" calcext:value-type="float">
            <text:p><text:s/>8,257,476 <text:s/></text:p>
          </table:table-cell>
          <table:table-cell table:number-columns-repeated="2" table:style-name="ce32" office:value-type="float" office:value="8239916" calcext:value-type="float">
            <text:p><text:s/>8,239,916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787" calcext:value-type="float">
            <text:p><text:s/>3,787 <text:s/></text:p>
          </table:table-cell>
          <table:table-cell table:style-name="ce32" office:value-type="float" office:value="2781" calcext:value-type="float">
            <text:p><text:s/>2,781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032362" calcext:value-type="float">
            <text:p><text:s/>3,032,362 <text:s/></text:p>
          </table:table-cell>
          <table:table-cell table:style-name="ce36" office:value-type="float" office:value="0.209093" calcext:value-type="float">
            <text:p><text:s/>0.2091 <text:s/>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民國103年</text:p>
          </table:table-cell>
          <table:table-cell table:style-name="ce14"/>
          <table:table-cell table:style-name="ce18"/>
          <table:table-cell table:style-name="ce25" office:value-type="float" office:value="8469555.86666667" calcext:value-type="float">
            <text:p><text:s/>8,469,556 <text:s/></text:p>
          </table:table-cell>
          <table:table-cell table:number-columns-repeated="2" table:style-name="ce32" office:value-type="float" office:value="8300480" calcext:value-type="float">
            <text:p><text:s/>8,300,480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698" calcext:value-type="float">
            <text:p><text:s/>4,698 <text:s/></text:p>
          </table:table-cell>
          <table:table-cell table:style-name="ce32" office:value-type="float" office:value="2241" calcext:value-type="float">
            <text:p><text:s/>2,241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205810" calcext:value-type="float">
            <text:p><text:s/>3,205,810 <text:s/></text:p>
          </table:table-cell>
          <table:table-cell table:style-name="ce36" office:value-type="float" office:value="0.208174" calcext:value-type="float">
            <text:p><text:s/>0.2082 <text:s/>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民國104年</text:p>
          </table:table-cell>
          <table:table-cell table:style-name="ce14"/>
          <table:table-cell table:style-name="ce18"/>
          <table:table-cell table:style-name="ce25" office:value-type="float" office:value="8651916.73333333" calcext:value-type="float">
            <text:p><text:s/>8,651,917 <text:s/></text:p>
          </table:table-cell>
          <table:table-cell table:number-columns-repeated="2" table:style-name="ce32" office:value-type="float" office:value="8403932" calcext:value-type="float">
            <text:p><text:s/>8,403,932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6591" calcext:value-type="float">
            <text:p><text:s/>6,591 <text:s/></text:p>
          </table:table-cell>
          <table:table-cell table:style-name="ce32" office:value-type="float" office:value="2863" calcext:value-type="float">
            <text:p><text:s/>2,863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320221" calcext:value-type="float">
            <text:p><text:s/>3,320,221 <text:s/></text:p>
          </table:table-cell>
          <table:table-cell table:style-name="ce36" office:value-type="float" office:value="0.209075" calcext:value-type="float">
            <text:p><text:s/>0.2091 <text:s/>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民國105年</text:p>
          </table:table-cell>
          <table:table-cell table:style-name="ce14"/>
          <table:table-cell table:style-name="ce18"/>
          <table:table-cell table:style-name="ce25" office:value-type="float" office:value="8861973.46666667" calcext:value-type="float">
            <text:p><text:s/>8,861,973 <text:s/></text:p>
          </table:table-cell>
          <table:table-cell table:number-columns-repeated="2" table:style-name="ce32" office:value-type="float" office:value="8413468" calcext:value-type="float">
            <text:p><text:s/>8,413,468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5258" calcext:value-type="float">
            <text:p><text:s/>5,258 <text:s/></text:p>
          </table:table-cell>
          <table:table-cell table:style-name="ce32" office:value-type="float" office:value="1594" calcext:value-type="float">
            <text:p><text:s/>1,594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526836" calcext:value-type="float">
            <text:p><text:s/>3,526,836 <text:s/></text:p>
          </table:table-cell>
          <table:table-cell table:style-name="ce36" office:value-type="float" office:value="0.209001" calcext:value-type="float">
            <text:p><text:s/>0.2090 <text:s/>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民國106年</text:p>
          </table:table-cell>
          <table:table-cell table:style-name="ce14"/>
          <table:table-cell table:style-name="ce18"/>
          <table:table-cell table:style-name="ce25" office:value-type="float" office:value="8782557.2" calcext:value-type="float">
            <text:p><text:s/>8,782,557 <text:s/></text:p>
          </table:table-cell>
          <table:table-cell table:number-columns-repeated="2" table:style-name="ce32" office:value-type="float" office:value="8137252" calcext:value-type="float">
            <text:p><text:s/>8,137,252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6695" calcext:value-type="float">
            <text:p><text:s/>6,695 <text:s/></text:p>
          </table:table-cell>
          <table:table-cell table:style-name="ce32" office:value-type="float" office:value="1434" calcext:value-type="float">
            <text:p><text:s/>1,434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621186" calcext:value-type="float">
            <text:p><text:s/>3,621,186 <text:s/></text:p>
          </table:table-cell>
          <table:table-cell table:style-name="ce36" office:value-type="float" office:value="0.206585" calcext:value-type="float">
            <text:p><text:s/>0.2066 <text:s/>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民國107年</text:p>
          </table:table-cell>
          <table:table-cell table:style-name="ce14"/>
          <table:table-cell table:style-name="ce18"/>
          <table:table-cell table:style-name="ce25" office:value-type="float" office:value="8404194.1" calcext:value-type="float">
            <text:p><text:s/>8,404,194 <text:s/></text:p>
          </table:table-cell>
          <table:table-cell table:number-columns-repeated="2" table:style-name="ce32" office:value-type="float" office:value="7637415" calcext:value-type="float">
            <text:p><text:s/>7,637,415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6562" calcext:value-type="float">
            <text:p><text:s/>6,562 <text:s/></text:p>
          </table:table-cell>
          <table:table-cell table:style-name="ce32" office:value-type="float" office:value="2656" calcext:value-type="float">
            <text:p><text:s/>2,656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558207" calcext:value-type="float">
            <text:p><text:s/>3,558,207 <text:s/></text:p>
          </table:table-cell>
          <table:table-cell table:style-name="ce36" office:value-type="float" office:value="0.206026" calcext:value-type="float">
            <text:p><text:s/>0.2060 <text:s/>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民國108年</text:p>
          </table:table-cell>
          <table:table-cell table:style-name="ce14"/>
          <table:table-cell table:style-name="ce18"/>
          <table:table-cell table:style-name="ce25" office:value-type="float" office:value="8436685.2" calcext:value-type="float">
            <text:p><text:s/>8,436,685 <text:s/></text:p>
          </table:table-cell>
          <table:table-cell table:number-columns-repeated="2" table:style-name="ce32" office:value-type="float" office:value="7470366" calcext:value-type="float">
            <text:p><text:s/>7,470,366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6375" calcext:value-type="float">
            <text:p><text:s/>6,375 <text:s/></text:p>
          </table:table-cell>
          <table:table-cell table:style-name="ce32" office:value-type="float" office:value="2961" calcext:value-type="float">
            <text:p><text:s/>2,961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696345" calcext:value-type="float">
            <text:p><text:s/>3,696,345 <text:s/></text:p>
          </table:table-cell>
          <table:table-cell table:style-name="ce36" office:value-type="float" office:value="0.204616" calcext:value-type="float">
            <text:p><text:s/>0.2046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/>
          <table:table-cell table:style-name="ce18"/>
          <table:table-cell table:style-name="ce25"/>
          <table:table-cell table:style-name="ce32" table:number-columns-repeated="7"/>
          <table:table-cell table:style-name="ce36"/>
          <table:table-cell table:number-columns-repeated="1012"/>
        </table:table-row>
        <table:table-row table:style-name="ro3">
          <table:table-cell table:style-name="ce6" office:value-type="string" calcext:value-type="string">
            <text:p>民國109年</text:p>
          </table:table-cell>
          <table:table-cell table:style-name="ce14" office:value-type="string" calcext:value-type="string">
            <text:p><text:s/>1月</text:p>
          </table:table-cell>
          <table:table-cell table:style-name="ce18"/>
          <table:table-cell table:style-name="ce25" office:value-type="float" office:value="617314.5" calcext:value-type="float">
            <text:p><text:s/>617,315 <text:s/></text:p>
          </table:table-cell>
          <table:table-cell table:number-columns-repeated="2" table:style-name="ce32" office:value-type="float" office:value="530709" calcext:value-type="float">
            <text:p><text:s/>530,709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18" calcext:value-type="float">
            <text:p><text:s/>318 <text:s/>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280902" calcext:value-type="float">
            <text:p><text:s/>280,902 <text:s/></text:p>
          </table:table-cell>
          <table:table-cell table:style-name="ce36" office:value-type="float" office:value="0.200799" calcext:value-type="float">
            <text:p><text:s/>0.2008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office:value-type="string" calcext:value-type="string">
            <text:p><text:s/>2月</text:p>
          </table:table-cell>
          <table:table-cell table:style-name="ce18"/>
          <table:table-cell table:style-name="ce25" office:value-type="float" office:value="646190.933333333" calcext:value-type="float">
            <text:p><text:s/>646,191 <text:s/></text:p>
          </table:table-cell>
          <table:table-cell table:number-columns-repeated="2" table:style-name="ce32" office:value-type="float" office:value="486032" calcext:value-type="float">
            <text:p><text:s/>486,032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996" calcext:value-type="float">
            <text:p><text:s/>996 <text:s/></text:p>
          </table:table-cell>
          <table:table-cell table:style-name="ce32" office:value-type="float" office:value="541" calcext:value-type="float">
            <text:p><text:s/>541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36864" calcext:value-type="float">
            <text:p><text:s/>336,864 <text:s/></text:p>
          </table:table-cell>
          <table:table-cell table:style-name="ce36" office:value-type="float" office:value="0.199863" calcext:value-type="float">
            <text:p><text:s/>0.1999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office:value-type="string" calcext:value-type="string">
            <text:p><text:s/>3月</text:p>
          </table:table-cell>
          <table:table-cell table:style-name="ce18"/>
          <table:table-cell table:style-name="ce25" office:value-type="float" office:value="795507.233333333" calcext:value-type="float">
            <text:p><text:s/>795,507 <text:s/></text:p>
          </table:table-cell>
          <table:table-cell table:number-columns-repeated="2" table:style-name="ce32" office:value-type="float" office:value="708615" calcext:value-type="float">
            <text:p><text:s/>708,615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79" calcext:value-type="float">
            <text:p><text:s/>79 <text:s/></text:p>
          </table:table-cell>
          <table:table-cell table:style-name="ce32" office:value-type="float" office:value="465" calcext:value-type="float">
            <text:p><text:s/>465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46148" calcext:value-type="float">
            <text:p><text:s/>346,148 <text:s/></text:p>
          </table:table-cell>
          <table:table-cell table:style-name="ce36" office:value-type="float" office:value="0.20598" calcext:value-type="float">
            <text:p><text:s/>0.2060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office:value-type="string" calcext:value-type="string">
            <text:p><text:s/>4月</text:p>
          </table:table-cell>
          <table:table-cell table:style-name="ce18"/>
          <table:table-cell table:style-name="ce25" office:value-type="float" office:value="654132.5" calcext:value-type="float">
            <text:p><text:s/>654,133 <text:s/></text:p>
          </table:table-cell>
          <table:table-cell table:number-columns-repeated="2" table:style-name="ce32" office:value-type="float" office:value="643261" calcext:value-type="float">
            <text:p><text:s/>643,261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921" calcext:value-type="float">
            <text:p><text:s/>921 <text:s/></text:p>
          </table:table-cell>
          <table:table-cell table:style-name="ce32" office:value-type="float" office:value="139" calcext:value-type="float">
            <text:p><text:s/>139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45726" calcext:value-type="float">
            <text:p><text:s/>245,726 <text:s/></text:p>
          </table:table-cell>
          <table:table-cell table:style-name="ce36" office:value-type="float" office:value="0.209828" calcext:value-type="float">
            <text:p><text:s/>0.2098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office:value-type="string" calcext:value-type="string">
            <text:p><text:s/>5月</text:p>
          </table:table-cell>
          <table:table-cell table:style-name="ce18"/>
          <table:table-cell table:style-name="ce25" office:value-type="float" office:value="800805.766666667" calcext:value-type="float">
            <text:p><text:s/>800,806 <text:s/></text:p>
          </table:table-cell>
          <table:table-cell table:number-columns-repeated="2" table:style-name="ce32" office:value-type="float" office:value="797525" calcext:value-type="float">
            <text:p><text:s/>797,525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46" calcext:value-type="float">
            <text:p><text:s/>246 <text:s/>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295477" calcext:value-type="float">
            <text:p><text:s/>295,477 <text:s/></text:p>
          </table:table-cell>
          <table:table-cell table:style-name="ce36" office:value-type="float" office:value="0.208487" calcext:value-type="float">
            <text:p><text:s/>0.2085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office:value-type="string" calcext:value-type="string">
            <text:p><text:s/>6月</text:p>
          </table:table-cell>
          <table:table-cell table:style-name="ce18"/>
          <table:table-cell table:style-name="ce25" office:value-type="float" office:value="844689.533333333" calcext:value-type="float">
            <text:p><text:s/>844,690 <text:s/></text:p>
          </table:table-cell>
          <table:table-cell table:number-columns-repeated="2" table:style-name="ce32" office:value-type="float" office:value="853474" calcext:value-type="float">
            <text:p><text:s/>853,474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37" calcext:value-type="float">
            <text:p><text:s/>237 <text:s/></text:p>
          </table:table-cell>
          <table:table-cell table:style-name="ce32" office:value-type="float" office:value="267" calcext:value-type="float">
            <text:p><text:s/>267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03650" calcext:value-type="float">
            <text:p><text:s/>303,650 <text:s/></text:p>
          </table:table-cell>
          <table:table-cell table:style-name="ce36" office:value-type="float" office:value="0.221241" calcext:value-type="float">
            <text:p><text:s/>0.2212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office:value-type="string" calcext:value-type="string">
            <text:p><text:s/>7月</text:p>
          </table:table-cell>
          <table:table-cell table:style-name="ce18"/>
          <table:table-cell table:style-name="ce25" office:value-type="float" office:value="811145.266666667" calcext:value-type="float">
            <text:p><text:s/>811,145 <text:s/></text:p>
          </table:table-cell>
          <table:table-cell table:number-columns-repeated="2" table:style-name="ce32" office:value-type="float" office:value="792832" calcext:value-type="float">
            <text:p><text:s/>792,832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90" calcext:value-type="float">
            <text:p><text:s/>490 <text:s/>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308561" calcext:value-type="float">
            <text:p><text:s/>308,561 <text:s/></text:p>
          </table:table-cell>
          <table:table-cell table:style-name="ce36" office:value-type="float" office:value="0.20787" calcext:value-type="float">
            <text:p><text:s/>0.2079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office:value-type="string" calcext:value-type="string">
            <text:p><text:s/>8月</text:p>
          </table:table-cell>
          <table:table-cell table:style-name="ce18"/>
          <table:table-cell table:style-name="ce25" office:value-type="float" office:value="758533.233333333" calcext:value-type="float">
            <text:p><text:s/>758,533 <text:s/></text:p>
          </table:table-cell>
          <table:table-cell table:number-columns-repeated="2" table:style-name="ce32" office:value-type="float" office:value="783153" calcext:value-type="float">
            <text:p><text:s/>783,153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" calcext:value-type="float">
            <text:p><text:s/>3 <text:s/></text:p>
          </table:table-cell>
          <table:table-cell table:style-name="ce32" office:value-type="float" office:value="173" calcext:value-type="float">
            <text:p><text:s/>173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62349" calcext:value-type="float">
            <text:p><text:s/>262,349 <text:s/></text:p>
          </table:table-cell>
          <table:table-cell table:style-name="ce36" office:value-type="float" office:value="0.208937" calcext:value-type="float">
            <text:p><text:s/>0.2089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office:value-type="string" calcext:value-type="string">
            <text:p><text:s/>9月</text:p>
          </table:table-cell>
          <table:table-cell table:style-name="ce18"/>
          <table:table-cell table:style-name="ce25" office:value-type="float" office:value="787996.766666667" calcext:value-type="float">
            <text:p><text:s/>787,997 <text:s/></text:p>
          </table:table-cell>
          <table:table-cell table:number-columns-repeated="2" table:style-name="ce32" office:value-type="float" office:value="743359" calcext:value-type="float">
            <text:p><text:s/>743,359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769" calcext:value-type="float">
            <text:p><text:s/>769 <text:s/>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316485" calcext:value-type="float">
            <text:p><text:s/>316,485 <text:s/></text:p>
          </table:table-cell>
          <table:table-cell table:style-name="ce36" office:value-type="float" office:value="0.204907" calcext:value-type="float">
            <text:p><text:s/>0.2049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office:value-type="string" calcext:value-type="string">
            <text:p>10月</text:p>
          </table:table-cell>
          <table:table-cell table:style-name="ce18"/>
          <table:table-cell table:style-name="ce25" office:value-type="float" office:value="724559.166666667" calcext:value-type="float">
            <text:p><text:s/>724,559 <text:s/></text:p>
          </table:table-cell>
          <table:table-cell table:number-columns-repeated="2" table:style-name="ce32" office:value-type="float" office:value="671623" calcext:value-type="float">
            <text:p><text:s/>671,623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47" calcext:value-type="float">
            <text:p><text:s/>247 <text:s/></text:p>
          </table:table-cell>
          <table:table-cell table:style-name="ce32" office:value-type="float" office:value="156" calcext:value-type="float">
            <text:p><text:s/>156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98801" calcext:value-type="float">
            <text:p><text:s/>298,801 <text:s/></text:p>
          </table:table-cell>
          <table:table-cell table:style-name="ce36" office:value-type="float" office:value="0.204945" calcext:value-type="float">
            <text:p><text:s/>0.2049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office:value-type="string" calcext:value-type="string">
            <text:p>11月</text:p>
          </table:table-cell>
          <table:table-cell table:style-name="ce18"/>
          <table:table-cell table:style-name="ce25" office:value-type="float" office:value="657545.833333333" calcext:value-type="float">
            <text:p><text:s/>657,546 <text:s/></text:p>
          </table:table-cell>
          <table:table-cell table:number-columns-repeated="2" table:style-name="ce32" office:value-type="float" office:value="558085" calcext:value-type="float">
            <text:p><text:s/>558,085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555" calcext:value-type="float">
            <text:p><text:s/>555 <text:s/>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303574" calcext:value-type="float">
            <text:p><text:s/>303,574 <text:s/></text:p>
          </table:table-cell>
          <table:table-cell table:style-name="ce36" office:value-type="float" office:value="0.203005" calcext:value-type="float">
            <text:p><text:s/>0.2030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office:value-type="string" calcext:value-type="string">
            <text:p>1 - 11月</text:p>
          </table:table-cell>
          <table:table-cell table:style-name="ce18"/>
          <table:table-cell table:style-name="ce25" office:value-type="float" office:value="8098420.73333333" calcext:value-type="float">
            <text:p><text:s/>8,098,421 <text:s/></text:p>
          </table:table-cell>
          <table:table-cell table:number-columns-repeated="2" table:style-name="ce32" office:value-type="float" office:value="7568668" calcext:value-type="float">
            <text:p><text:s/>7,568,668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861" calcext:value-type="float">
            <text:p><text:s/>4,861 <text:s/></text:p>
          </table:table-cell>
          <table:table-cell table:style-name="ce32" office:value-type="float" office:value="1741" calcext:value-type="float">
            <text:p><text:s/>1,741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298537" calcext:value-type="float">
            <text:p><text:s/>3,298,537 <text:s/></text:p>
          </table:table-cell>
          <table:table-cell table:style-name="ce36" office:value-type="float" office:value="0.207128" calcext:value-type="float">
            <text:p><text:s/>0.2071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office:value-type="string" calcext:value-type="string">
            <text:p>12月</text:p>
          </table:table-cell>
          <table:table-cell table:style-name="ce18"/>
          <table:table-cell table:style-name="ce25" office:value-type="float" office:value="695309.566666667" calcext:value-type="float">
            <text:p><text:s/>695,310 <text:s/></text:p>
          </table:table-cell>
          <table:table-cell table:number-columns-repeated="2" table:style-name="ce32" office:value-type="float" office:value="525757" calcext:value-type="float">
            <text:p><text:s/>525,757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956" calcext:value-type="float">
            <text:p><text:s/>956 <text:s/></text:p>
          </table:table-cell>
          <table:table-cell table:style-name="ce32" office:value-type="float" office:value="373" calcext:value-type="float">
            <text:p><text:s/>373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61040" calcext:value-type="float">
            <text:p><text:s/>361,040 <text:s/></text:p>
          </table:table-cell>
          <table:table-cell table:style-name="ce36" office:value-type="float" office:value="0.200456" calcext:value-type="float">
            <text:p><text:s/>0.2005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office:value-type="string" calcext:value-type="string">
            <text:p>1 - 12月</text:p>
          </table:table-cell>
          <table:table-cell table:style-name="ce18"/>
          <table:table-cell table:style-name="ce25" office:value-type="float" office:value="8793730.3" calcext:value-type="float">
            <text:p><text:s/>8,793,730 <text:s/></text:p>
          </table:table-cell>
          <table:table-cell table:number-columns-repeated="2" table:style-name="ce32" office:value-type="float" office:value="8094425" calcext:value-type="float">
            <text:p><text:s/>8,094,425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5817" calcext:value-type="float">
            <text:p><text:s/>5,817 <text:s/></text:p>
          </table:table-cell>
          <table:table-cell table:style-name="ce32" office:value-type="float" office:value="2114" calcext:value-type="float">
            <text:p><text:s/>2,114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659577" calcext:value-type="float">
            <text:p><text:s/>3,659,577 <text:s/></text:p>
          </table:table-cell>
          <table:table-cell table:style-name="ce36" office:value-type="float" office:value="0.206584" calcext:value-type="float">
            <text:p><text:s/>0.2066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/>
          <table:table-cell table:style-name="ce18"/>
          <table:table-cell table:style-name="ce25"/>
          <table:table-cell table:style-name="ce32" table:number-columns-repeated="7"/>
          <table:table-cell table:style-name="ce36"/>
          <table:table-cell table:number-columns-repeated="1012"/>
        </table:table-row>
        <table:table-row table:style-name="ro3">
          <table:table-cell table:style-name="ce6" office:value-type="string" calcext:value-type="string">
            <text:p>民國110年</text:p>
          </table:table-cell>
          <table:table-cell table:style-name="ce14" office:value-type="string" calcext:value-type="string">
            <text:p><text:s/>1月</text:p>
          </table:table-cell>
          <table:table-cell table:style-name="ce18"/>
          <table:table-cell table:style-name="ce25" office:value-type="float" office:value="625615.133333333" calcext:value-type="float">
            <text:p><text:s/>625,615 <text:s/></text:p>
          </table:table-cell>
          <table:table-cell table:number-columns-repeated="2" table:style-name="ce32" office:value-type="float" office:value="476506" calcext:value-type="float">
            <text:p><text:s/>476,506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1588" calcext:value-type="float">
            <text:p><text:s/>1,588 <text:s/></text:p>
          </table:table-cell>
          <table:table-cell table:style-name="ce32" office:value-type="float" office:value="178" calcext:value-type="float">
            <text:p><text:s/>178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22156" calcext:value-type="float">
            <text:p><text:s/>322,156 <text:s/></text:p>
          </table:table-cell>
          <table:table-cell table:style-name="ce36" office:value-type="float" office:value="0.202261" calcext:value-type="float">
            <text:p><text:s/>0.2023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office:value-type="string" calcext:value-type="string">
            <text:p><text:s/>2月</text:p>
          </table:table-cell>
          <table:table-cell table:style-name="ce18"/>
          <table:table-cell table:style-name="ce25" office:value-type="float" office:value="488088.933333333" calcext:value-type="float">
            <text:p><text:s/>488,089 <text:s/></text:p>
          </table:table-cell>
          <table:table-cell table:number-columns-repeated="2" table:style-name="ce32" office:value-type="float" office:value="416926" calcext:value-type="float">
            <text:p><text:s/>416,926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08" calcext:value-type="float">
            <text:p><text:s/>408 <text:s/>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223655" calcext:value-type="float">
            <text:p><text:s/>223,655 <text:s/></text:p>
          </table:table-cell>
          <table:table-cell table:style-name="ce36" office:value-type="float" office:value="0.203539" calcext:value-type="float">
            <text:p><text:s/>0.2035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office:value-type="string" calcext:value-type="string">
            <text:p><text:s/>3月</text:p>
          </table:table-cell>
          <table:table-cell table:style-name="ce18"/>
          <table:table-cell table:style-name="ce25" office:value-type="float" office:value="675011.724333333" calcext:value-type="float">
            <text:p><text:s/>675,012 <text:s/></text:p>
          </table:table-cell>
          <table:table-cell table:number-columns-repeated="2" table:style-name="ce32" office:value-type="float" office:value="527318" calcext:value-type="float">
            <text:p><text:s/>527,318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02" calcext:value-type="float">
            <text:p><text:s/>402 <text:s/></text:p>
          </table:table-cell>
          <table:table-cell table:style-name="ce32" office:value-type="float" office:value="187" calcext:value-type="float">
            <text:p><text:s/>187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40468.991" calcext:value-type="float">
            <text:p><text:s/>340,469 <text:s/></text:p>
          </table:table-cell>
          <table:table-cell table:style-name="ce36" office:value-type="float" office:value="0.201931" calcext:value-type="float">
            <text:p><text:s/>0.2019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office:value-type="string" calcext:value-type="string">
            <text:p><text:s/>4月</text:p>
          </table:table-cell>
          <table:table-cell table:style-name="ce18"/>
          <table:table-cell table:style-name="ce25" office:value-type="float" office:value="603064.518333333" calcext:value-type="float">
            <text:p><text:s/>603,065 <text:s/></text:p>
          </table:table-cell>
          <table:table-cell table:number-columns-repeated="2" table:style-name="ce32" office:value-type="float" office:value="518573.12" calcext:value-type="float">
            <text:p><text:s/>518,573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6.71" calcext:value-type="float">
            <text:p><text:s/>7 <text:s/>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274628.613" calcext:value-type="float">
            <text:p><text:s/>274,629 <text:s/></text:p>
          </table:table-cell>
          <table:table-cell table:style-name="ce36" office:value-type="float" office:value="0.200641" calcext:value-type="float">
            <text:p><text:s/>0.2006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office:value-type="string" calcext:value-type="string">
            <text:p><text:s/>5月</text:p>
          </table:table-cell>
          <table:table-cell table:style-name="ce18"/>
          <table:table-cell table:style-name="ce25" office:value-type="float" office:value="814358.739933333" calcext:value-type="float">
            <text:p><text:s/>814,359 <text:s/></text:p>
          </table:table-cell>
          <table:table-cell table:number-columns-repeated="2" table:style-name="ce32" office:value-type="float" office:value="691259.56" calcext:value-type="float">
            <text:p><text:s/>691,260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83.651" calcext:value-type="float">
            <text:p><text:s/>284 <text:s/></text:p>
          </table:table-cell>
          <table:table-cell table:style-name="ce32" office:value-type="float" office:value="1453" calcext:value-type="float">
            <text:p><text:s/>1,453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74746.411" calcext:value-type="float">
            <text:p><text:s/>374,746 <text:s/></text:p>
          </table:table-cell>
          <table:table-cell table:style-name="ce36" office:value-type="float" office:value="0.202837" calcext:value-type="float">
            <text:p><text:s/>0.2028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office:value-type="string" calcext:value-type="string">
            <text:p><text:s/>6月</text:p>
          </table:table-cell>
          <table:table-cell table:style-name="ce18"/>
          <table:table-cell table:style-name="ce25" office:value-type="float" office:value="789983.339133333" calcext:value-type="float">
            <text:p><text:s/>789,983 <text:s/></text:p>
          </table:table-cell>
          <table:table-cell table:number-columns-repeated="2" table:style-name="ce32" office:value-type="float" office:value="739614.3" calcext:value-type="float">
            <text:p><text:s/>739,614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261.553" calcext:value-type="float">
            <text:p><text:s/>262 <text:s/></text:p>
          </table:table-cell>
          <table:table-cell table:style-name="ce32" office:value-type="float" office:value="330" calcext:value-type="float">
            <text:p><text:s/>330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20964.833" calcext:value-type="float">
            <text:p><text:s/>320,965 <text:s/></text:p>
          </table:table-cell>
          <table:table-cell table:style-name="ce36" office:value-type="float" office:value="0.208143" calcext:value-type="float">
            <text:p><text:s/>0.2081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office:value-type="string" calcext:value-type="string">
            <text:p><text:s/>7月</text:p>
          </table:table-cell>
          <table:table-cell table:style-name="ce18"/>
          <table:table-cell table:style-name="ce25" office:value-type="float" office:value="891249.4404" calcext:value-type="float">
            <text:p><text:s/>891,249 <text:s/></text:p>
          </table:table-cell>
          <table:table-cell table:number-columns-repeated="2" table:style-name="ce32" office:value-type="float" office:value="764702.3" calcext:value-type="float">
            <text:p><text:s/>764,702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11.284" calcext:value-type="float">
            <text:p><text:s/>311 <text:s/>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406647.452" calcext:value-type="float">
            <text:p><text:s/>406,647 <text:s/></text:p>
          </table:table-cell>
          <table:table-cell table:style-name="ce36" office:value-type="float" office:value="0.200268" calcext:value-type="float">
            <text:p><text:s/>0.2003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office:value-type="string" calcext:value-type="string">
            <text:p><text:s/>8月</text:p>
          </table:table-cell>
          <table:table-cell table:style-name="ce18"/>
          <table:table-cell table:style-name="ce25" office:value-type="float" office:value="878731.849666667" calcext:value-type="float">
            <text:p><text:s/>878,732 <text:s/></text:p>
          </table:table-cell>
          <table:table-cell table:number-columns-repeated="2" table:style-name="ce32" office:value-type="float" office:value="793554.1" calcext:value-type="float">
            <text:p><text:s/>793,554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6.04" calcext:value-type="float">
            <text:p><text:s/>6 <text:s/>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376141.949" calcext:value-type="float">
            <text:p><text:s/>376,142 <text:s/></text:p>
          </table:table-cell>
          <table:table-cell table:style-name="ce36" office:value-type="float" office:value="0.203547" calcext:value-type="float">
            <text:p><text:s/>0.2035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office:value-type="string" calcext:value-type="string">
            <text:p><text:s/>9月</text:p>
          </table:table-cell>
          <table:table-cell table:style-name="ce18"/>
          <table:table-cell table:style-name="ce25" office:value-type="float" office:value="853284.122266667" calcext:value-type="float">
            <text:p><text:s/>853,284 <text:s/></text:p>
          </table:table-cell>
          <table:table-cell table:number-columns-repeated="2" table:style-name="ce32" office:value-type="float" office:value="714992.1" calcext:value-type="float">
            <text:p><text:s/>714,992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52.786" calcext:value-type="float">
            <text:p><text:s/>353 <text:s/></text:p>
          </table:table-cell>
          <table:table-cell table:style-name="ce32" office:value-type="float" office:value="173" calcext:value-type="float">
            <text:p><text:s/>173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99941.992" calcext:value-type="float">
            <text:p><text:s/>399,942 <text:s/></text:p>
          </table:table-cell>
          <table:table-cell table:style-name="ce36" office:value-type="float" office:value="0.202811" calcext:value-type="float">
            <text:p><text:s/>0.2028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office:value-type="string" calcext:value-type="string">
            <text:p>10月</text:p>
          </table:table-cell>
          <table:table-cell table:style-name="ce18"/>
          <table:table-cell table:style-name="ce25" office:value-type="float" office:value="916336.372266667" calcext:value-type="float">
            <text:p><text:s/>916,336 <text:s/></text:p>
          </table:table-cell>
          <table:table-cell table:number-columns-repeated="2" table:style-name="ce32" office:value-type="float" office:value="723110" calcext:value-type="float">
            <text:p><text:s/>723,110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59.996" calcext:value-type="float">
            <text:p><text:s/>460 <text:s/></text:p>
          </table:table-cell>
          <table:table-cell table:number-columns-repeated="2" table:style-name="ce32" office:value-type="float" office:value="0" calcext:value-type="float">
            <text:p>- <text:s/></text:p>
          </table:table-cell>
          <table:table-cell table:style-name="ce32" office:value-type="float" office:value="457937.376" calcext:value-type="float">
            <text:p><text:s/>457,937 <text:s/></text:p>
          </table:table-cell>
          <table:table-cell table:style-name="ce36" office:value-type="float" office:value="0.198898" calcext:value-type="float">
            <text:p><text:s/>0.1989 <text:s/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office:value-type="string" calcext:value-type="string">
            <text:p>11月</text:p>
          </table:table-cell>
          <table:table-cell table:style-name="ce18"/>
          <table:table-cell table:style-name="ce25" office:value-type="float" office:value="719199.397333333" calcext:value-type="float">
            <text:p><text:s/>719,199 <text:s/></text:p>
          </table:table-cell>
          <table:table-cell table:number-columns-repeated="2" table:style-name="ce32" office:value-type="float" office:value="471697.2" calcext:value-type="float">
            <text:p><text:s/>471,697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371.015" calcext:value-type="float">
            <text:p><text:s/>371 <text:s/></text:p>
          </table:table-cell>
          <table:table-cell table:style-name="ce32" office:value-type="float" office:value="202" calcext:value-type="float">
            <text:p><text:s/>202 <text:s/></text:p>
          </table:table-cell>
          <table:table-cell table:style-name="ce32" office:value-type="float" office:value="0" calcext:value-type="float">
            <text:p>- <text:s/></text:p>
          </table:table-cell>
          <table:table-cell table:style-name="ce32" office:value-type="float" office:value="419896.09" calcext:value-type="float">
            <text:p><text:s/>419,896 <text:s/></text:p>
          </table:table-cell>
          <table:table-cell table:style-name="ce36" office:value-type="float" office:value="0.194184" calcext:value-type="float">
            <text:p><text:s/>0.1942 <text:s/></text:p>
          </table:table-cell>
          <table:table-cell table:number-columns-repeated="1012"/>
        </table:table-row>
        <table:table-row table:style-name="ro3">
          <table:table-cell table:style-name="ce7"/>
          <table:table-cell table:style-name="ce15" office:value-type="string" calcext:value-type="string">
            <text:p>1 - 11月</text:p>
          </table:table-cell>
          <table:table-cell table:style-name="ce19"/>
          <table:table-cell table:style-name="ce26" office:value-type="float" office:value="8254923.57033333" calcext:value-type="float">
            <text:p><text:s/>8,254,924 <text:s/></text:p>
          </table:table-cell>
          <table:table-cell table:number-columns-repeated="2" table:style-name="ce33" office:value-type="float" office:value="6838252.68" calcext:value-type="float">
            <text:p><text:s/>6,838,253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4451.035" calcext:value-type="float">
            <text:p><text:s/>4,451 <text:s/></text:p>
          </table:table-cell>
          <table:table-cell table:style-name="ce33" office:value-type="float" office:value="2523" calcext:value-type="float">
            <text:p><text:s/>2,523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917184.707" calcext:value-type="float">
            <text:p><text:s/>3,917,185 <text:s/></text:p>
          </table:table-cell>
          <table:table-cell table:style-name="ce37" office:value-type="float" office:value="0.201658" calcext:value-type="float">
            <text:p><text:s/>0.2017 <text:s/></text:p>
          </table:table-cell>
          <table:table-cell table:number-columns-repeated="1012"/>
        </table:table-row>
        <table:table-row table:style-name="ro4" table:number-rows-repeated="5">
          <table:table-cell table:number-columns-repeated="3"/>
          <table:table-cell table:style-name="ce27" table:number-columns-repeated="9"/>
          <table:table-cell table:number-columns-repeated="1012"/>
        </table:table-row>
        <table:table-row table:style-name="ro5" table:number-rows-repeated="26">
          <table:table-cell table:number-columns-repeated="3"/>
          <table:table-cell table:style-name="ce27" table:number-columns-repeated="9"/>
          <table:table-cell table:number-columns-repeated="1012"/>
        </table:table-row>
        <table:table-row table:style-name="ro6" table:number-rows-repeated="104849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RowStartCell" table:base-cell-address="$Page1.$A$1" table:cell-range-address="$Page1.$A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4" loext:min-decimal-places="4" number:min-integer-digits="1"/>
      <number:text>  </number:text>
    </number:number-style>
    <number:number-style style:name="N178P1" style:volatile="true">
      <number:text>- </number:text>
      <number:number number:decimal-places="4" loext:min-decimal-places="4" number:min-integer-digits="1"/>
      <number:text>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82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3">
      <number:text> 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84">
      <number:text>-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</loext:text>
      <loext:fill-character> </loext:fill-character>
      <number:number number:decimal-places="4" loext:min-decimal-places="4" number:min-integer-digits="1" number:grouping="true"/>
      <number:text>   </number:text>
    </number:number-style>
    <number:number-style style:name="N185P1" style:volatile="true">
      <loext:text> </loext:text>
      <loext:fill-character> </loext:fill-character>
      <number:text>-</number:text>
      <number:number number:decimal-places="4" loext:min-decimal-places="4" number:min-integer-digits="1" number:grouping="true"/>
      <number:text>   </number:text>
    </number:number-style>
    <number:number-style style:name="N185">
      <number:text>-  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6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6">
      <number:text>- 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</loext:text>
      <loext:fill-character> </loext:fill-character>
      <number:number number:decimal-places="4" loext:min-decimal-places="4" number:min-integer-digits="1" number:grouping="true"/>
      <number:text>  </number:text>
    </number:number-style>
    <number:number-style style:name="N187P1" style:volatile="true">
      <loext:text> </loext:text>
      <loext:fill-character> </loext:fill-character>
      <number:text>-</number:text>
      <number:number number:decimal-places="4" loext:min-decimal-places="4" number:min-integer-digits="1" number:grouping="true"/>
      <number:text>  </number:text>
    </number:number-style>
    <number:number-style style:name="N187">
      <number:text>-  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民營電廠發電燃料耗用量</dc:title>
    <dc:subject>民營電廠發電燃料耗用量</dc:subject>
    <meta:keyword>能源統計月報</meta:keyword>
    <dc:description>民營電廠發電燃料耗用量</dc:description>
    <meta:initial-creator>國際合作與能源統計科</meta:initial-creator>
    <meta:creation-date>2012-04-20T16:36:34</meta:creation-date>
    <dc:creator>方文秀</dc:creator>
    <dc:date>2021-12-29T20:29:43</dc:date>
    <meta:print-date>2021-12-29T20:29:40</meta:print-date>
    <meta:document-statistic meta:table-count="1" meta:cell-count="454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